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left" draw:textarea-vertical-align="top"/>
    </style:style>
    <style:style style:name="gr2" style:family="graphic" style:parent-style-name="standard">
      <style:graphic-properties draw:fill="solid" draw:fill-color="#ccffff" draw:textarea-horizontal-align="left" draw:textarea-vertical-align="top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15cm" svg:height="22.5cm" svg:x="2.5cm" svg:y="4.5cm">
          <text:p text:style-name="P1">RS232 Interface</text:p>
        </draw:rect>
        <draw:rect draw:style-name="gr2" draw:text-style-name="P1" draw:layer="layout" svg:width="12cm" svg:height="5.5cm" svg:x="4cm" svg:y="6cm">
          <text:p text:style-name="P1">TX</text:p>
        </draw:rect>
        <draw:rect draw:style-name="gr3" draw:text-style-name="P1" draw:layer="layout" svg:width="4.5cm" svg:height="3cm" svg:x="5cm" svg:y="7.5cm">
          <text:p text:style-name="P1">tx_clk_gen</text:p>
        </draw:rect>
        <draw:rect draw:style-name="gr3" draw:text-style-name="P1" draw:layer="layout" svg:width="4.5cm" svg:height="3cm" svg:x="10.5cm" svg:y="7.5cm">
          <text:p text:style-name="P1">tx_proc</text:p>
        </draw:rect>
        <draw:rect draw:style-name="gr2" draw:text-style-name="P1" draw:layer="layout" svg:width="12cm" svg:height="13.5cm" svg:x="4cm" svg:y="12cm">
          <text:p text:style-name="P1">RX</text:p>
        </draw:rect>
        <draw:rect draw:style-name="gr3" draw:text-style-name="P1" draw:id="id3" draw:layer="layout" svg:width="4.5cm" svg:height="3cm" svg:x="5cm" svg:y="21.5cm">
          <text:p text:style-name="P1">rx_clk_gen</text:p>
        </draw:rect>
        <draw:rect draw:style-name="gr3" draw:text-style-name="P1" draw:id="id4" draw:layer="layout" svg:width="4.5cm" svg:height="3cm" svg:x="5cm" svg:y="17.5cm">
          <text:p text:style-name="P1">rx_start_detect</text:p>
        </draw:rect>
        <draw:rect draw:style-name="gr3" draw:text-style-name="P1" draw:id="id1" draw:layer="layout" svg:width="4.5cm" svg:height="3cm" svg:x="5cm" svg:y="13.5cm">
          <text:p text:style-name="P1">rx_debouncer</text:p>
        </draw:rect>
        <draw:rect draw:style-name="gr3" draw:text-style-name="P1" draw:id="id2" draw:layer="layout" svg:width="4.5cm" svg:height="3cm" svg:x="10.5cm" svg:y="13.5cm">
          <text:p text:style-name="P1">rx_start_detect</text:p>
        </draw:rect>
        <draw:connector draw:style-name="gr4" draw:text-style-name="P1" draw:layer="layout" svg:x1="9.5cm" svg:y1="15cm" svg:x2="10.5cm" svg:y2="15cm" draw:start-shape="id1" draw:start-glue-point="1" draw:end-shape="id2" draw:end-glue-point="3" svg:d="m9500 15000h1000">
          <text:p/>
        </draw:connector>
        <draw:connector draw:style-name="gr4" draw:text-style-name="P1" draw:layer="layout" svg:x1="9.5cm" svg:y1="23cm" svg:x2="12.75cm" svg:y2="16.5cm" draw:start-shape="id3" draw:start-glue-point="1" draw:end-shape="id2" svg:d="m9500 23000h3250v-6500">
          <text:p/>
        </draw:connector>
        <draw:connector draw:style-name="gr4" draw:text-style-name="P1" draw:layer="layout" svg:x1="7.25cm" svg:y1="20.5cm" svg:x2="7.25cm" svg:y2="21.5cm" draw:start-shape="id4" draw:start-glue-point="2" draw:end-shape="id3" draw:end-glue-point="0" svg:d="m7250 205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kram Mashni</meta:initial-creator>
    <meta:creation-date>2011-01-16T22:29:03.23</meta:creation-date>
    <dc:date>2011-01-16T22:50:01.50</dc:date>
    <dc:creator>Akram Mashni</dc:creator>
    <meta:editing-duration>PT00H05M25S</meta:editing-duration>
    <meta:editing-cycles>1</meta:editing-cycles>
    <meta:document-statistic meta:object-count="12"/>
    <meta:generator>BrOffice.org/3.2$Win32 OpenOffice.org_project/320m18$Build-9502</meta:generator>
  </office:meta>
</office:document-meta>
</file>